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Arial Black" officeooo:paragraph-rsid="000d1bdb"/>
    </style:style>
    <style:style style:name="P2" style:family="paragraph" style:parent-style-name="Heading_20_3">
      <style:paragraph-properties fo:margin-top="0cm" fo:margin-bottom="0.247cm" style:contextual-spacing="false" fo:line-height="115%"/>
      <style:text-properties style:font-name="Arial1" fo:font-size="14pt" style:font-size-asian="14pt" style:font-size-complex="14pt"/>
    </style:style>
    <style:style style:name="P3" style:family="paragraph" style:parent-style-name="Heading_20_3">
      <style:paragraph-properties fo:margin-top="0cm" fo:margin-bottom="0.247cm" style:contextual-spacing="false" fo:line-height="115%"/>
      <style:text-properties fo:font-size="18pt" fo:font-weight="bold" officeooo:paragraph-rsid="001d193c" style:font-size-asian="18pt" style:font-weight-asian="bold" style:font-size-complex="18pt" style:font-weight-complex="bold"/>
    </style:style>
    <style:style style:name="P4" style:family="paragraph" style:parent-style-name="Text_20_body" style:list-style-name="L1">
      <style:text-properties fo:font-size="14pt" style:font-size-asian="14pt" style:font-size-complex="14pt"/>
    </style:style>
    <style:style style:name="P5" style:family="paragraph" style:parent-style-name="Heading_20_3">
      <style:paragraph-properties fo:margin-top="0cm" fo:margin-bottom="0.247cm" style:contextual-spacing="false" fo:line-height="115%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 style:list-style-name="L2">
      <style:text-properties fo:font-size="14pt" style:font-size-asian="14pt" style:font-size-complex="14pt"/>
    </style:style>
    <style:style style:name="P7" style:family="paragraph" style:parent-style-name="Heading_20_3">
      <style:paragraph-properties fo:margin-top="0cm" fo:margin-bottom="0.247cm" style:contextual-spacing="false" fo:line-height="115%"/>
      <style:text-properties fo:font-weight="normal" style:font-weight-asian="normal" style:font-weight-complex="normal"/>
    </style:style>
    <style:style style:name="P8" style:family="paragraph" style:parent-style-name="Text_20_body" style:list-style-name="L3">
      <style:text-properties fo:font-size="14pt" style:font-size-asian="14pt" style:font-size-complex="14pt"/>
    </style:style>
    <style:style style:name="P9" style:family="paragraph" style:parent-style-name="Text_20_body" style:list-style-name="L4">
      <style:text-properties fo:font-size="14pt" style:font-size-asian="14pt" style:font-size-complex="14pt"/>
    </style:style>
    <style:style style:name="P10" style:family="paragraph" style:parent-style-name="Text_20_body" style:list-style-name="L5">
      <style:text-properties fo:font-size="14pt" style:font-size-asian="14pt" style:font-size-complex="14pt"/>
    </style:style>
    <style:style style:name="P11" style:family="paragraph" style:parent-style-name="Text_20_body" style:list-style-name="L6">
      <style:text-properties fo:font-size="14pt" style:font-size-asian="14pt" style:font-size-complex="14pt"/>
    </style:style>
    <style:style style:name="P12" style:family="paragraph" style:parent-style-name="Text_20_body" style:list-style-name="L7">
      <style:text-properties fo:font-size="14pt" style:font-size-asian="14pt" style:font-size-complex="14pt"/>
    </style:style>
    <style:style style:name="P13" style:family="paragraph" style:parent-style-name="Text_20_body" style:list-style-name="L8">
      <style:text-properties fo:font-size="14pt" style:font-size-asian="14pt" style:font-size-complex="14pt"/>
    </style:style>
    <style:style style:name="P14" style:family="paragraph" style:parent-style-name="Text_20_body">
      <style:paragraph-properties fo:margin-top="0cm" fo:margin-bottom="0.247cm" style:contextual-spacing="false" fo:line-height="115%"/>
      <style:text-properties fo:font-size="14pt" fo:font-weight="normal" officeooo:paragraph-rsid="001d193c" style:font-size-asian="14pt" style:font-weight-asian="normal" style:font-size-complex="14pt" style:font-weight-complex="normal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Documentación Análisis de Redes y Seguridad</text:span></text:h>
      <text:h text:style-name="P2" text:outline-level="3"/>
      <text:h text:style-name="P3" text:outline-level="3">Fase 1: Conceptos Fundamentales</text:h>
      <text:list text:style-name="L1">
        <text:list-item>
          <text:p text:style-name="P4">Modelo OSI / TCP-IP</text:p>
        </text:list-item>
        <text:list-item>
          <text:p text:style-name="P4">SUBNETTING</text:p>
        </text:list-item>
        <text:list-item>
          <text:p text:style-name="P4">DHCP</text:p>
        </text:list-item>
        <text:list-item>
          <text:p text:style-name="P4">DNS</text:p>
        </text:list-item>
        <text:list-item>
          <text:p text:style-name="P4">HTTP, FTP, SSH</text:p>
        </text:list-item>
        <text:list-item>
          <text:p text:style-name="P4">PUERTOS Y SERVICIOS COMUNES</text:p>
        </text:list-item>
        <text:list-item>
          <text:p text:style-name="P4">FIREWALL, NAT</text:p>
        </text:list-item>
        <text:list-item>
          <text:p text:style-name="P4">SNIFFING Y ANALISIS BASICO (TCPDUMP, WIRESHARK)</text:p>
        </text:list-item>
        <text:list-item>
          <text:p text:style-name="P4">OBJETIVO: VER UN PUERTO ABIERTO Y SABER QUÉ PODÍA EXPLOTARLO ALLÍ</text:p>
        </text:list-item>
      </text:list>
      <text:h text:style-name="P5" text:outline-level="3"/>
      <text:h text:style-name="P5" text:outline-level="3"/>
      <text:h text:style-name="P5" text:outline-level="3"/>
      <text:h text:style-name="P5" text:outline-level="3">Fase 2: Herramientas Básicas de Pentesting y Enumeración Profunda</text:h>
      <text:list text:style-name="L2">
        <text:list-item>
          <text:p text:style-name="P6">Nmap a Nivel Profesional (Escaneos, Evasión, NSE Scripts)</text:p>
        </text:list-item>
        <text:list-item>
          <text:p text:style-name="P6">Enumeración Profunda de Servicios (SMB, FTP, SNMP, SMTP)</text:p>
        </text:list-item>
        <text:list-item>
          <text:p text:style-name="P6">Enumeración Web y DNS (Gobuster, Nikto, DNS Recon)</text:p>
        </text:list-item>
        <text:list-item>
          <text:p text:style-name="P6">Objetivo: Enumerar, Enumerar y Enumerar</text:p>
        </text:list-item>
      </text:list>
      <text:h text:style-name="P7" text:outline-level="3"><text:soft-page-break/></text:h>
      <text:h text:style-name="P5" text:outline-level="3"/>
      <text:h text:style-name="P5" text:outline-level="3">Fase 3: Explotación Básica</text:h>
      <text:list text:style-name="L3">
        <text:list-item>
          <text:p text:style-name="P8">Servicios Vulnerables Clásicos (FTP, SSH, SMB, RDP)</text:p>
        </text:list-item>
        <text:list-item>
          <text:p text:style-name="P8">Explotación de Aplicaciones Web Sencillas (SQL Injection, LFI/RFI, File Upload, Command Injection, XSS, SSRF)</text:p>
        </text:list-item>
      </text:list>
      <text:h text:style-name="P5" text:outline-level="3"/>
      <text:h text:style-name="P5" text:outline-level="3">Fase 4: Escalada de Privilegios</text:h>
      <text:list text:style-name="L4">
        <text:list-item>
          <text:p text:style-name="P9">Escalada en Linux (SUID/SGID, CRON, KERNEL EXPLOIT, LINPEAS)</text:p>
        </text:list-item>
        <text:list-item>
          <text:p text:style-name="P9">Escalada en Windows (Servicios Vulnerables, DLL Hijacking, UNQUOTED PATHS, POWERSHELL)</text:p>
        </text:list-item>
        <text:list-item>
          <text:p text:style-name="P9">Herramientas: Winpeas, Accesschk, Seatbelt, Bloodhound Básico</text:p>
        </text:list-item>
      </text:list>
      <text:h text:style-name="P5" text:outline-level="3"/>
      <text:h text:style-name="P5" text:outline-level="3">Fase 5: Buffer Overflow (BOF) Clásico 32-bit</text:h>
      <text:list text:style-name="L5">
        <text:list-item>
          <text:p text:style-name="P10">Exploración BOF (EIP, OFFSET, BADCHARS)</text:p>
        </text:list-item>
        <text:list-item>
          <text:p text:style-name="P10">Desarrollo del Exploit (PAYLOAD, SHELLCODE)</text:p>
        </text:list-item>
        <text:list-item>
          <text:p text:style-name="P10">Herramientas Clave (IMMUNITY DEBUGGER, MONA.PY)</text:p>
          <text:p text:style-name="P10"/>
        </text:list-item>
      </text:list>
      <text:h text:style-name="P5" text:outline-level="3">Fase 6: Pivoting y Movimiento Lateral</text:h>
      <text:list text:style-name="L6">
        <text:list-item>
          <text:p text:style-name="P11">Técnicas de Tunneling (SSH, SOCAT, CHISET)</text:p>
        </text:list-item>
        <text:list-item>
          <text:p text:style-name="P11">Herramientas (PROXYCHAINS, METERPRETER AUTOROUTE)</text:p>
        </text:list-item>
        <text:list-item>
          <text:p text:style-name="P11">Métodos de Conexión (REVERSE SHELL MANUALES)</text:p>
        </text:list-item>
      </text:list>
      <text:h text:style-name="P7" text:outline-level="3"/>
      <text:h text:style-name="P5" text:outline-level="3">Fase 7: Evitar la Dependencia de Metasploit</text:h>
      <text:list text:style-name="L7">
        <text:list-item>
          <text:p text:style-name="P12">Explotación Manual</text:p>
        </text:list-item>
        <text:list-item>
          <text:p text:style-name="P12">Desarrollo de Exploits (Compilar POC, Convertir Exploit Público)</text:p>
        </text:list-item>
        <text:list-item>
          <text:p text:style-name="P12">Herramientas Manuales (NETCAT, PYTHON3 para Shells Inversas)</text:p>
        </text:list-item>
      </text:list>
      <text:h text:style-name="P7" text:outline-level="3"><text:soft-page-break/></text:h>
      <text:h text:style-name="P5" text:outline-level="3">Fase 8: Reporte y Documentación Profesional</text:h>
      <text:list text:style-name="L8">
        <text:list-item>
          <text:p text:style-name="P13">Estructura del Reporte</text:p>
        </text:list-item>
        <text:list-item>
          <text:p text:style-name="P13">Contenido Técnico (Capturas, Evidencias Paso a Paso)</text:p>
        </text:list-item>
        <text:list-item>
          <text:p text:style-name="P13">Anexos Técnicos (Mapa de Red, Registro de Comandos)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6:36:24.921962900</meta:creation-date>
    <dc:date>2025-12-02T18:09:12.138716200</dc:date>
    <meta:editing-duration>PT1H13M26S</meta:editing-duration>
    <meta:editing-cycles>23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40" meta:word-count="258" meta:character-count="1696" meta:non-whitespace-character-count="1508"/>
  </office:meta>
</office:document-meta>
</file>